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89a68" officeooo:paragraph-rsid="00089a68"/>
    </style:style>
    <style:style style:name="P2" style:family="paragraph" style:parent-style-name="Standard">
      <style:text-properties officeooo:rsid="000a273a" officeooo:paragraph-rsid="000a273a"/>
    </style:style>
    <style:style style:name="P3" style:family="paragraph" style:parent-style-name="Standard">
      <style:text-properties fo:font-weight="bold" officeooo:rsid="000a273a" officeooo:paragraph-rsid="000a273a" style:font-weight-asian="bold" style:font-weight-complex="bold"/>
    </style:style>
    <style:style style:name="P4" style:family="paragraph" style:parent-style-name="Standard">
      <style:text-properties fo:font-weight="bold" officeooo:rsid="000aac93" officeooo:paragraph-rsid="000aac93" style:font-weight-asian="bold" style:font-weight-complex="bold"/>
    </style:style>
    <style:style style:name="T1" style:family="text">
      <style:text-properties officeooo:rsid="000a273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CONCEPT</text:p>
      <text:p text:style-name="P1"/>
      <text:p text:style-name="P1">Il y a du changement depuis la note d’intention.</text:p>
      <text:p text:style-name="P1">Nous allons pas créer un site web sur l’humour à l’université mais sur l’humour en générale.</text:p>
      <text:p text:style-name="P1">On est parti du principe que tout le monde a besoin de rire, de se divertir de temps en temps durant la journée.</text:p>
      <text:p text:style-name="P1">En général, les gens vont sur les réseaux sociaux pour faire cela : Facebook, twitter, snapchat mais vous vous noyez surement avec tout ces réseaux sociaux avec divers contenu partagé. </text:p>
      <text:p text:style-name="P1">Ici il s’agira d’une plateforme basé uniquement sur l’humour.</text:p>
      <text:p text:style-name="P1"/>
      <text:p text:style-name="P1"/>
      <text:p text:style-name="P1">LOGICIEL :</text:p>
      <text:p text:style-name="P1"/>
      <text:p text:style-name="P1"><text:span text:style-name="T2">Adobe Première pro</text:span> : logiciel de montage vidéo, avec ce logiciel que nous avons monté notre teaser.</text:p>
      <text:p text:style-name="P1">Haitam connaissait déjà mais du coup pour moi c’était la première fois que j’utilisais ce logiciel. J’ai appris <text:span text:style-name="T1">pleins de chose dessus et j’ai suivi des tutos pour pouvoir découvrir les différentes fonctionnalités.</text:span></text:p>
      <text:p text:style-name="P1"/>
      <text:p text:style-name="P2"><text:span text:style-name="T2">After Effect :</text:span> Pour la partie animation, pour les effets visuels,</text:p>
      <text:p text:style-name="P2"/>
      <text:p text:style-name="P3">Adobe illustration ; <text:span text:style-name="T3">qui nous a permis de faire des dessins vectorielles, pour la conception du logo, et de l’illustration du teaser qu’on vous a montrer précédemment.</text:span></text:p>
      <text:p text:style-name="P3"><text:span text:style-name="T3"/></text:p>
      <text:p text:style-name="P3"><text:span text:style-name="T3">LIEUX ET MUSIQUE : </text:span></text:p>
      <text:p text:style-name="P3"><text:span text:style-name="T3"/></text:p>
      <text:p text:style-name="P3"><text:span text:style-name="T3">Nous avons tournés 2 scènes : </text:span></text:p>
      <text:p text:style-name="P3"><text:span text:style-name="T3"/></text:p>
      <text:p text:style-name="P3"><text:span text:style-name="T3">→ la scène au bureau : à mon stage dans un bureau ( avec l’accord de mon patron) </text:span></text:p>
      <text:p text:style-name="P3"><text:span text:style-name="T3">→ la scène dans le parc : au square Robespierre à Saint denis </text:span></text:p>
      <text:p text:style-name="P3"><text:span text:style-name="T3"/></text:p>
      <text:p text:style-name="P3"><text:span text:style-name="T3">Musique :</text:span></text:p>
      <text:p text:style-name="P3"><text:span text:style-name="T3"/></text:p>
      <text:p text:style-name="P3"><text:span text:style-name="T3">Blue Jacket de Blanket Barricade</text:span></text:p>
      <text:p text:style-name="P4"><text:span text:style-name="T3">Aftermath de Quintino et Sandro Silva</text:span></text:p>
      <text:p text:style-name="P4"><text:span text:style-name="T3">rire des minions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0:29:29.405000000</meta:creation-date>
    <dc:date>2018-03-15T20:51:12.052000000</dc:date>
    <meta:editing-duration>PT1M21S</meta:editing-duration>
    <meta:editing-cycles>1</meta:editing-cycles>
    <meta:document-statistic meta:table-count="0" meta:image-count="0" meta:object-count="0" meta:page-count="1" meta:paragraph-count="19" meta:word-count="235" meta:character-count="1346" meta:non-whitespace-character-count="1125"/>
    <meta:generator>LibreOffice/5.1.1.3$Windows_x86 LibreOffice_project/89f508ef3ecebd2cfb8e1def0f0ba9a803b88a6d</meta:generator>
  </office:meta>
</office:document-meta>
</file>